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6.59pt"/>
    </style:style>
    <style:style style:name="co2" style:family="table-column">
      <style:table-column-properties fo:break-before="auto" style:column-width="59.81pt"/>
    </style:style>
    <style:style style:name="co3" style:family="table-column">
      <style:table-column-properties fo:break-before="auto" style:column-width="106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5.6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ff" fo:border="0.06pt solid #000000"/>
    </style:style>
    <style:style style:name="ce5" style:family="table-cell" style:parent-style-name="Default" style:data-style-name="N129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ff" fo:border="0.06pt solid #000000"/>
    </style:style>
    <style:style style:name="ce8" style:family="table-cell" style:parent-style-name="Default" style:data-style-name="N4">
      <style:table-cell-properties fo:background-color="#ffffff" fo:border="0.06pt solid #000000"/>
    </style:style>
    <style:style style:name="ce10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number-columns-repeated="2" table:default-cell-style-name="ce8"/>
        <table:table-column table:style-name="co5" table:default-cell-style-name="ce12"/>
        <table:table-column table:style-name="co4" table:default-cell-style-name="ce22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amanho</text:p>
            <text:p>(Bytes)</text:p>
          </table:table-cell>
          <table:table-cell table:style-name="ce1" office:value-type="string" calcext:value-type="string">
            <text:p>Taxa média</text:p>
            <text:p>(Mbps)</text:p>
          </table:table-cell>
          <table:table-cell table:style-name="ce1" office:value-type="string" calcext:value-type="string">
            <text:p>Nome do arquiv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I</text:p>
          </table:table-cell>
          <table:table-cell table:style-name="ce1" office:value-type="string" calcext:value-type="string" table:number-columns-spanned="2" table:number-rows-spanned="1">
            <text:p>Correlação Linear</text:p>
          </table:table-cell>
          <table:covered-table-cell table:style-name="ce1"/>
          <table:table-cell table:style-name="ce9" table:number-columns-repeated="1017"/>
        </table:table-row>
        <table:table-row table:style-name="ro2">
          <table:table-cell office:value-type="float" office:value="15633827" calcext:value-type="float">
            <text:p>15,633,827</text:p>
          </table:table-cell>
          <table:table-cell table:formula="of:=([.A2]*8/60)/1000000" office:value-type="float" office:value="2.08451026666667" calcext:value-type="float">
            <text:p>2.1</text:p>
          </table:table-cell>
          <table:table-cell office:value-type="string" calcext:value-type="string">
            <text:p>super_mario.mp4</text:p>
          </table:table-cell>
          <table:table-cell office:value-type="float" office:value="114.03470993042" calcext:value-type="float">
            <text:p>114.03</text:p>
          </table:table-cell>
          <table:table-cell office:value-type="float" office:value="1.25007003545761" calcext:value-type="float">
            <text:p>1.25</text:p>
          </table:table-cell>
          <table:table-cell table:style-name="ce6" office:value-type="string" calcext:value-type="string">
            <text:p>Correlação Linear (Taxa, SI)</text:p>
          </table:table-cell>
          <table:table-cell table:style-name="ce6" table:formula="of:=CORREL([.B2:.B19];[.D2:.D19])" office:value-type="float" office:value="0.0877936330957926" calcext:value-type="float">
            <text:p>0.087793633095793</text:p>
          </table:table-cell>
          <table:table-cell table:number-columns-repeated="1017"/>
        </table:table-row>
        <table:table-row table:style-name="ro2">
          <table:table-cell office:value-type="float" office:value="17791052" calcext:value-type="float">
            <text:p>17,791,052</text:p>
          </table:table-cell>
          <table:table-cell table:formula="of:=([.A3]*8/60)/1000000" office:value-type="float" office:value="2.37214026666667" calcext:value-type="float">
            <text:p>2.4</text:p>
          </table:table-cell>
          <table:table-cell office:value-type="string" calcext:value-type="string">
            <text:p>om_nom.mp4</text:p>
          </table:table-cell>
          <table:table-cell office:value-type="float" office:value="28.5598592758179" calcext:value-type="float">
            <text:p>28.56</text:p>
          </table:table-cell>
          <table:table-cell office:value-type="float" office:value="1.37646991014481" calcext:value-type="float">
            <text:p>1.38</text:p>
          </table:table-cell>
          <table:table-cell table:style-name="ce6" office:value-type="string" calcext:value-type="string">
            <text:p>Correlação Linear (Taxa, TI)</text:p>
          </table:table-cell>
          <table:table-cell table:style-name="ce6" table:formula="of:=CORREL([.B2:.B19];[.E2:.E19])" office:value-type="float" office:value="0.600711603712097" calcext:value-type="float">
            <text:p>0.600711603712097</text:p>
          </table:table-cell>
          <table:table-cell table:number-columns-repeated="1017"/>
        </table:table-row>
        <table:table-row table:style-name="ro2">
          <table:table-cell office:value-type="float" office:value="64609149" calcext:value-type="float">
            <text:p>64,609,149</text:p>
          </table:table-cell>
          <table:table-cell table:formula="of:=([.A4]*8/60)/1000000" office:value-type="float" office:value="8.6145532" calcext:value-type="float">
            <text:p>8.6</text:p>
          </table:table-cell>
          <table:table-cell office:value-type="string" calcext:value-type="string">
            <text:p>ninja_turtles.mp4</text:p>
          </table:table-cell>
          <table:table-cell office:value-type="float" office:value="69.8641891479492" calcext:value-type="float">
            <text:p>69.86</text:p>
          </table:table-cell>
          <table:table-cell office:value-type="float" office:value="2.24402940273285" calcext:value-type="float">
            <text:p>2.24</text:p>
          </table:table-cell>
          <table:table-cell table:style-name="ce6" office:value-type="string" calcext:value-type="string">
            <text:p>Correlação Linear (SI, TI)</text:p>
          </table:table-cell>
          <table:table-cell table:style-name="ce6" table:formula="of:=CORREL([.D2:.D19];[.E2:.E19])" office:value-type="float" office:value="-0.278065061309637" calcext:value-type="float">
            <text:p>-0.278065061309637</text:p>
          </table:table-cell>
          <table:table-cell table:number-columns-repeated="1017"/>
        </table:table-row>
        <table:table-row table:style-name="ro2">
          <table:table-cell office:value-type="float" office:value="78405608" calcext:value-type="float">
            <text:p>78,405,608</text:p>
          </table:table-cell>
          <table:table-cell table:formula="of:=([.A5]*8/60)/1000000" office:value-type="float" office:value="10.4540810666667" calcext:value-type="float">
            <text:p>10.5</text:p>
          </table:table-cell>
          <table:table-cell office:value-type="string" calcext:value-type="string">
            <text:p>pluto.mp4</text:p>
          </table:table-cell>
          <table:table-cell office:value-type="float" office:value="24.6434831619263" calcext:value-type="float">
            <text:p>24.64</text:p>
          </table:table-cell>
          <table:table-cell office:value-type="float" office:value="1.94975799322128" calcext:value-type="float">
            <text:p>1.95</text:p>
          </table:table-cell>
          <table:table-cell table:style-name="ce10"/>
          <table:table-cell table:style-name="ce21"/>
          <table:table-cell table:number-columns-repeated="1017"/>
        </table:table-row>
        <table:table-row table:style-name="ro2">
          <table:table-cell office:value-type="float" office:value="87085897" calcext:value-type="float">
            <text:p>87,085,897</text:p>
          </table:table-cell>
          <table:table-cell table:formula="of:=([.A6]*8/60)/1000000" office:value-type="float" office:value="11.6114529333333" calcext:value-type="float">
            <text:p>11.6</text:p>
          </table:table-cell>
          <table:table-cell office:value-type="string" calcext:value-type="string">
            <text:p>pac_man.mp4</text:p>
          </table:table-cell>
          <table:table-cell office:value-type="float" office:value="26.110652923584" calcext:value-type="float">
            <text:p>26.11</text:p>
          </table:table-cell>
          <table:table-cell office:value-type="float" office:value="11.9224953651428" calcext:value-type="float">
            <text:p>11.92</text:p>
          </table:table-cell>
          <table:table-cell table:number-columns-repeated="1019"/>
        </table:table-row>
        <table:table-row table:style-name="ro2">
          <table:table-cell office:value-type="float" office:value="139108254" calcext:value-type="float">
            <text:p>139,108,254</text:p>
          </table:table-cell>
          <table:table-cell table:formula="of:=([.A7]*8/60)/1000000" office:value-type="float" office:value="18.5477672" calcext:value-type="float">
            <text:p>18.5</text:p>
          </table:table-cell>
          <table:table-cell office:value-type="string" calcext:value-type="string">
            <text:p>masquerade_ball.mp4</text:p>
          </table:table-cell>
          <table:table-cell office:value-type="float" office:value="32.1032295227051" calcext:value-type="float">
            <text:p>32.10</text:p>
          </table:table-cell>
          <table:table-cell office:value-type="float" office:value="2.57168138027191" calcext:value-type="float">
            <text:p>2.57</text:p>
          </table:table-cell>
          <table:table-cell table:number-columns-repeated="1019"/>
        </table:table-row>
        <table:table-row table:style-name="ro2">
          <table:table-cell office:value-type="float" office:value="160146932" calcext:value-type="float">
            <text:p>160,146,932</text:p>
          </table:table-cell>
          <table:table-cell table:formula="of:=([.A8]*8/60)/1000000" office:value-type="float" office:value="21.3529242666667" calcext:value-type="float">
            <text:p>21.4</text:p>
          </table:table-cell>
          <table:table-cell office:value-type="string" calcext:value-type="string">
            <text:p>lion_king.mp4</text:p>
          </table:table-cell>
          <table:table-cell office:value-type="float" office:value="31.0488624572754" calcext:value-type="float">
            <text:p>31.05</text:p>
          </table:table-cell>
          <table:table-cell office:value-type="float" office:value="7.42129445075989" calcext:value-type="float">
            <text:p>7.42</text:p>
          </table:table-cell>
          <table:table-cell table:number-columns-repeated="1019"/>
        </table:table-row>
        <table:table-row table:style-name="ro2">
          <table:table-cell office:value-type="float" office:value="200613533" calcext:value-type="float">
            <text:p>200,613,533</text:p>
          </table:table-cell>
          <table:table-cell table:formula="of:=([.A9]*8/60)/1000000" office:value-type="float" office:value="26.7484710666667" calcext:value-type="float">
            <text:p>26.7</text:p>
          </table:table-cell>
          <table:table-cell office:value-type="string" calcext:value-type="string">
            <text:p>maldives.mp4</text:p>
          </table:table-cell>
          <table:table-cell office:value-type="float" office:value="28.5081310272217" calcext:value-type="float">
            <text:p>28.51</text:p>
          </table:table-cell>
          <table:table-cell office:value-type="float" office:value="0.504559308290482" calcext:value-type="float">
            <text:p>0.50</text:p>
          </table:table-cell>
          <table:table-cell table:number-columns-repeated="1019"/>
        </table:table-row>
        <table:table-row table:style-name="ro2">
          <table:table-cell office:value-type="float" office:value="252168184" calcext:value-type="float">
            <text:p>252,168,184</text:p>
          </table:table-cell>
          <table:table-cell table:formula="of:=([.A10]*8/60)/1000000" office:value-type="float" office:value="33.6224245333333" calcext:value-type="float">
            <text:p>33.6</text:p>
          </table:table-cell>
          <table:table-cell office:value-type="string" calcext:value-type="string">
            <text:p>ski.mp4</text:p>
          </table:table-cell>
          <table:table-cell office:value-type="float" office:value="40.9740047454834" calcext:value-type="float">
            <text:p>40.97</text:p>
          </table:table-cell>
          <table:table-cell office:value-type="float" office:value="13.3968043327332" calcext:value-type="float">
            <text:p>13.40</text:p>
          </table:table-cell>
          <table:table-cell table:number-columns-repeated="1019"/>
        </table:table-row>
        <table:table-row table:style-name="ro2">
          <table:table-cell office:value-type="float" office:value="271327222" calcext:value-type="float">
            <text:p>271,327,222</text:p>
          </table:table-cell>
          <table:table-cell table:formula="of:=([.A11]*8/60)/1000000" office:value-type="float" office:value="36.1769629333333" calcext:value-type="float">
            <text:p>36.2</text:p>
          </table:table-cell>
          <table:table-cell office:value-type="string" calcext:value-type="string">
            <text:p>angel_falls</text:p>
          </table:table-cell>
          <table:table-cell office:value-type="float" office:value="59.8202438354492" calcext:value-type="float">
            <text:p>59.82</text:p>
          </table:table-cell>
          <table:table-cell office:value-type="float" office:value="4.2709846496582" calcext:value-type="float">
            <text:p>4.27</text:p>
          </table:table-cell>
          <table:table-cell table:number-columns-repeated="1019"/>
        </table:table-row>
        <table:table-row table:style-name="ro2">
          <table:table-cell office:value-type="float" office:value="273222776" calcext:value-type="float">
            <text:p>273,222,776</text:p>
          </table:table-cell>
          <table:table-cell table:formula="of:=([.A12]*8/60)/1000000" office:value-type="float" office:value="36.4297034666667" calcext:value-type="float">
            <text:p>36.4</text:p>
          </table:table-cell>
          <table:table-cell office:value-type="string" calcext:value-type="string">
            <text:p>elephants.mp4</text:p>
          </table:table-cell>
          <table:table-cell office:value-type="float" office:value="129.338081359863" calcext:value-type="float">
            <text:p>129.34</text:p>
          </table:table-cell>
          <table:table-cell office:value-type="float" office:value="3.04449355602264" calcext:value-type="float">
            <text:p>3.04</text:p>
          </table:table-cell>
          <table:table-cell table:number-columns-repeated="1019"/>
        </table:table-row>
        <table:table-row table:style-name="ro2">
          <table:table-cell office:value-type="float" office:value="297036663" calcext:value-type="float">
            <text:p>297,036,663</text:p>
          </table:table-cell>
          <table:table-cell table:formula="of:=([.A13]*8/60)/1000000" office:value-type="float" office:value="39.6048884" calcext:value-type="float">
            <text:p>39.6</text:p>
          </table:table-cell>
          <table:table-cell office:value-type="string" calcext:value-type="string">
            <text:p>venice.mp4</text:p>
          </table:table-cell>
          <table:table-cell office:value-type="float" office:value="78.5545883178711" calcext:value-type="float">
            <text:p>78.55</text:p>
          </table:table-cell>
          <table:table-cell office:value-type="float" office:value="9.87557554244995" calcext:value-type="float">
            <text:p>9.88</text:p>
          </table:table-cell>
          <table:table-cell table:number-columns-repeated="1019"/>
        </table:table-row>
        <table:table-row table:style-name="ro2">
          <table:table-cell office:value-type="float" office:value="305745626" calcext:value-type="float">
            <text:p>305,745,626</text:p>
          </table:table-cell>
          <table:table-cell table:formula="of:=([.A14]*8/60)/1000000" office:value-type="float" office:value="40.7660834666667" calcext:value-type="float">
            <text:p>40.8</text:p>
          </table:table-cell>
          <table:table-cell office:value-type="string" calcext:value-type="string">
            <text:p>jaws.mp4</text:p>
          </table:table-cell>
          <table:table-cell office:value-type="float" office:value="25.618558883667" calcext:value-type="float">
            <text:p>25.62</text:p>
          </table:table-cell>
          <table:table-cell office:value-type="float" office:value="10.9831023216248" calcext:value-type="float">
            <text:p>10.98</text:p>
          </table:table-cell>
          <table:table-cell table:number-columns-repeated="1019"/>
        </table:table-row>
        <table:table-row table:style-name="ro2">
          <table:table-cell office:value-type="float" office:value="308893610" calcext:value-type="float">
            <text:p>308,893,610</text:p>
          </table:table-cell>
          <table:table-cell table:formula="of:=([.A15]*8/60)/1000000" office:value-type="float" office:value="41.1858146666667" calcext:value-type="float">
            <text:p>41.2</text:p>
          </table:table-cell>
          <table:table-cell office:value-type="string" calcext:value-type="string">
            <text:p>manhattan.mp4</text:p>
          </table:table-cell>
          <table:table-cell office:value-type="float" office:value="67.141845703125" calcext:value-type="float">
            <text:p>67.14</text:p>
          </table:table-cell>
          <table:table-cell office:value-type="float" office:value="15.2960577011108" calcext:value-type="float">
            <text:p>15.30</text:p>
          </table:table-cell>
          <table:table-cell table:number-columns-repeated="1019"/>
        </table:table-row>
        <table:table-row table:style-name="ro2">
          <table:table-cell office:value-type="float" office:value="317992903" calcext:value-type="float">
            <text:p>317,992,903</text:p>
          </table:table-cell>
          <table:table-cell table:formula="of:=([.A16]*8/60)/1000000" office:value-type="float" office:value="42.3990537333333" calcext:value-type="float">
            <text:p>42.4</text:p>
          </table:table-cell>
          <table:table-cell office:value-type="string" calcext:value-type="string">
            <text:p>lions.mp4</text:p>
          </table:table-cell>
          <table:table-cell office:value-type="float" office:value="99.615608215332" calcext:value-type="float">
            <text:p>99.62</text:p>
          </table:table-cell>
          <table:table-cell office:value-type="float" office:value="2.08909869194031" calcext:value-type="float">
            <text:p>2.0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59989741" calcext:value-type="float">
            <text:p>359,989,741</text:p>
          </table:table-cell>
          <table:table-cell table:formula="of:=([.A17]*8/60)/1000000" office:value-type="float" office:value="47.9986321333333" calcext:value-type="float">
            <text:p>48.0</text:p>
          </table:table-cell>
          <table:table-cell office:value-type="string" calcext:value-type="string">
            <text:p>clans.mp4</text:p>
          </table:table-cell>
          <table:table-cell office:value-type="float" office:value="30.1302843093872" calcext:value-type="float">
            <text:p>30.13</text:p>
          </table:table-cell>
          <table:table-cell office:value-type="float" office:value="15.6549797058105" calcext:value-type="float">
            <text:p>15.65</text:p>
          </table:table-cell>
          <table:table-cell table:number-columns-repeated="1019"/>
        </table:table-row>
        <table:table-row table:style-name="ro2">
          <table:table-cell office:value-type="float" office:value="406993889" calcext:value-type="float">
            <text:p>406,993,889</text:p>
          </table:table-cell>
          <table:table-cell table:formula="of:=([.A18]*8/60)/1000000" office:value-type="float" office:value="54.2658518666667" calcext:value-type="float">
            <text:p>54.3</text:p>
          </table:table-cell>
          <table:table-cell office:value-type="string" calcext:value-type="string">
            <text:p>surf.mp4</text:p>
          </table:table-cell>
          <table:table-cell office:value-type="float" office:value="30.4395780563354" calcext:value-type="float">
            <text:p>30.44</text:p>
          </table:table-cell>
          <table:table-cell office:value-type="float" office:value="12.5002517700195" calcext:value-type="float">
            <text:p>12.50</text:p>
          </table:table-cell>
          <table:table-cell table:number-columns-repeated="1019"/>
        </table:table-row>
        <table:table-row table:style-name="ro2">
          <table:table-cell office:value-type="float" office:value="412555287" calcext:value-type="float">
            <text:p>412,555,287</text:p>
          </table:table-cell>
          <table:table-cell table:formula="of:=([.A19]*8/60)/1000000" office:value-type="float" office:value="55.0073716" calcext:value-type="float">
            <text:p>55.0</text:p>
          </table:table-cell>
          <table:table-cell office:value-type="string" calcext:value-type="string">
            <text:p>rollercoaster.mp4</text:p>
          </table:table-cell>
          <table:table-cell office:value-type="float" office:value="70.9336853027344" calcext:value-type="float">
            <text:p>70.93</text:p>
          </table:table-cell>
          <table:table-cell office:value-type="float" office:value="10.363890171051" calcext:value-type="float">
            <text:p>10.36</text:p>
          </table:table-cell>
          <table:table-cell table:style-name="ce20"/>
          <table:table-cell table:style-name="ce23"/>
          <table:table-cell table:number-columns-repeated="1017"/>
        </table:table-row>
      </table:table>
      <table:named-expressions/>
      <table:database-ranges>
        <table:database-range table:name="__Anonymous_Sheet_DB__0" table:target-range-address="Planilha1.A1:Planilha1.G1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22:51:15.02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22:22:01.067000000</meta:creation-date>
    <dc:date>2019-05-25T22:58:31.225000000</dc:date>
    <meta:editing-duration>PT52M</meta:editing-duration>
    <meta:editing-cycles>6</meta:editing-cycles>
    <meta:generator>LibreOffice/6.2.2.2$Windows_X86_64 LibreOffice_project/2b840030fec2aae0fd2658d8d4f9548af4e3518d</meta:generator>
    <meta:document-statistic meta:table-count="1" meta:cell-count="102" meta:object-count="0"/>
  </office:meta>
</office:document-meta>
</file>